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9dd6" officeooo:paragraph-rsid="00149dd6"/>
    </style:style>
    <style:style style:name="P2" style:family="paragraph" style:parent-style-name="Standard" style:list-style-name="L1">
      <style:text-properties officeooo:rsid="00149dd6" officeooo:paragraph-rsid="00149dd6"/>
    </style:style>
    <style:style style:name="P3" style:family="paragraph" style:parent-style-name="Standard" style:list-style-name="L1">
      <style:text-properties officeooo:rsid="0014df60" officeooo:paragraph-rsid="0014df60"/>
    </style:style>
    <style:style style:name="P4" style:family="paragraph" style:parent-style-name="Standard" style:list-style-name="L1">
      <style:text-properties officeooo:rsid="0016afb3" officeooo:paragraph-rsid="0016afb3"/>
    </style:style>
    <style:style style:name="P5" style:family="paragraph" style:parent-style-name="Standard" style:list-style-name="L1">
      <style:text-properties officeooo:rsid="00193195" officeooo:paragraph-rsid="00193195"/>
    </style:style>
    <style:style style:name="P6" style:family="paragraph" style:parent-style-name="Standard" style:list-style-name="L1">
      <style:text-properties officeooo:rsid="00193ef3" officeooo:paragraph-rsid="00193ef3"/>
    </style:style>
    <style:style style:name="P7" style:family="paragraph" style:parent-style-name="Standard" style:list-style-name="L1">
      <style:text-properties officeooo:rsid="001abd51" officeooo:paragraph-rsid="001abd51"/>
    </style:style>
    <style:style style:name="P8" style:family="paragraph" style:parent-style-name="Standard" style:list-style-name="L1">
      <style:text-properties officeooo:rsid="001d285c" officeooo:paragraph-rsid="001d28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eek 3 – OOP Style </text:p>
      <text:list xml:id="list2348116452" text:style-name="L1">
        <text:list-item>
          <text:p text:style-name="P2">Lecture 3.1 – Class Hierarchies</text:p>
          <text:list>
            <text:list-item>
              <text:p text:style-name="P3">abstract classes </text:p>
              <text:list>
                <text:list-item>
                  <text:p text:style-name="P3">it can contain members which are missing an implementation and no instance of it will be created with operator new.</text:p>
                </text:list-item>
                <text:list-item>
                  <text:p text:style-name="P3">Then you have to extend a new class to that abstract class that forces the derived class to take in selected methods or modifiers. </text:p>
                  <text:list>
                    <text:list-item>
                      <text:p text:style-name="P4">They are forced to conform to the abstract class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5">Lecture 3.2 – How Classes Are Organized </text:p>
          <text:list>
            <text:list-item>
              <text:p text:style-name="P5">classes and objects are organized in packages</text:p>
              <text:list>
                <text:list-item>
                  <text:p text:style-name="P5">example: you say package &lt;package name&gt; </text:p>
                </text:list-item>
                <text:list-item>
                  <text:p text:style-name="P5">then in another file you could say – new &lt;package name&gt;.Object/Class.Method </text:p>
                </text:list-item>
                <text:list-item>
                  <text:p text:style-name="P5">It is kind of like python import function as well <text:tab/></text:p>
                </text:list-item>
              </text:list>
            </text:list-item>
            <text:list-item>
              <text:p text:style-name="P6">There are traits if you want to use multiple inheritance </text:p>
              <text:list>
                <text:list-item>
                  <text:p text:style-name="P6">similar to abstract but with trait keyword </text:p>
                </text:list-item>
                <text:list-item>
                  <text:p text:style-name="P6">they resemble interfaces in java but are more powerful because they contain fields and concrete methods.</text:p>
                  <text:list>
                    <text:list-item>
                      <text:p text:style-name="P6">ex. class square extends shape with planar with movable </text:p>
                    </text:list-item>
                  </text:list>
                </text:list-item>
              </text:list>
            </text:list-item>
            <text:list-item>
              <text:p text:style-name="P7">Nothing – bottom of type hierarchy </text:p>
              <text:list>
                <text:list-item>
                  <text:p text:style-name="P7">it is no vlaue of type Nothing and to signal abnormal termination or empty collection</text:p>
                </text:list-item>
              </text:list>
            </text:list-item>
            <text:list-item>
              <text:p text:style-name="P7">NULL type – it is a subtype inherited by all other types</text:p>
            </text:list-item>
          </text:list>
        </text:list-item>
        <text:list-item>
          <text:p text:style-name="P7">Lecture 3.3 – Polymorphism </text:p>
          <text:list>
            <text:list-item>
              <text:p text:style-name="P8">it means that a function type comes in many forms</text:p>
              <text:list>
                <text:list-item>
                  <text:p text:style-name="P8">function can be applied to arguments of many types or the type can have instances of many types</text:p>
                  <text:list>
                    <text:list-item>
                      <text:p text:style-name="P8">subtyping – instance of a subclass can be passed to a base class</text:p>
                    </text:list-item>
                    <text:list-item>
                      <text:p text:style-name="P8">generics – instances of a function or class are created by type parameterization </text:p>
                    </text:list-item>
                  </text:list>
                </text:list-item>
              </text:list>
            </text:list-item>
            <text:list-item>
              <text:p text:style-name="P8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07T18:57:44.543326755</meta:creation-date>
    <meta:generator>LibreOffice/6.1.2.1$Linux_X86_64 LibreOffice_project/10$Build-1</meta:generator>
    <dc:date>2018-11-08T17:17:13.592886007</dc:date>
    <meta:editing-duration>PT35M29S</meta:editing-duration>
    <meta:editing-cycles>3</meta:editing-cycles>
    <meta:document-statistic meta:table-count="0" meta:image-count="0" meta:object-count="0" meta:page-count="1" meta:paragraph-count="24" meta:word-count="253" meta:character-count="1388" meta:non-whitespace-character-count="1158"/>
  </office:meta>
</office:document-meta>
</file>